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3cm" svg:height="0.69cm" draw:z-index="0"><draw:image xlink:href="../../odt/images/0065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ция РАВНО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96cm" svg:height="1.379cm" draw:z-index="1"><draw:image xlink:href="../../odt/images/006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11">р</text:span><text:span text:style-name="T13">еализует логическую операцию </text:span><text:span text:style-name="T11">РАВНО</text:span><text:span text:style-name="T13">:</text:span></text:p>
            <text:p text:style-name="P3"><text:span text:style-name="T14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,</text:span></text:p>
            <text:p text:style-name="P2"><text:span text:style-name="T9">где </text:span><text:span text:style-name="T9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– выходной сигнал блока, <text:s/></text:span><text:span text:style-name="T9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– входные сигналы.</text:span></text:p>
            <text:p text:style-name="P2"><text:span text:style-name="T12">Свойства</text:span>:</text:p>
            <text:list xml:id="list7675561296477682703" text:style-name="L1">
              <text:list-item>
                <text:p text:style-name="P4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РАВНО</dc:title>
    <dc:date>2014-12-01T11:08:51.32</dc:date>
    <meta:generator>OpenOffice/4.1.1$Win32 OpenOffice.org_project/411m6$Build-9775</meta:generator>
    <meta:editing-duration>PT2H7M57S</meta:editing-duration>
    <meta:editing-cycles>95</meta:editing-cycles>
    <meta:document-statistic meta:table-count="1" meta:image-count="2" meta:object-count="3" meta:page-count="1" meta:paragraph-count="11" meta:word-count="54" meta:character-count="35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= u_2(t); #
alignl 0, ~ если u_1(t) &lt;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